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S PGothic" svg:font-family="'MS PGothic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00ff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SkewY_legacyRectangle" draw:style-name="dp1" draw:master-page-name="Default">
        <draw:rect draw:name="legacyRectangleSkewY" draw:style-name="gr1" draw:text-style-name="P1" draw:layer="layout" svg:width="5cm" svg:height="2cm" draw:transform="skewY(-0.927295218002) translate(1cm 1cm)">
          <text:p/>
        </draw:rect>
      </draw:page>
      <draw:page draw:name="SkewYPolygon" draw:style-name="dp1" draw:master-page-name="Default">
        <draw:polygon draw:name="PolygonSkewY" draw:style-name="gr1" draw:text-style-name="P1" draw:layer="layout" svg:width="4.999cm" svg:height="1.999cm" svg:viewBox="0 0 5000 2000" draw:points="0,0 5000,0 5000,2000 0,2000" draw:transform="skewY(-0.927295218002) translate(1cm 1cm)">
          <text:p/>
        </draw:polygon>
      </draw:page>
      <draw:page draw:name="skewYCurve" draw:style-name="dp1" draw:master-page-name="Default">
        <draw:path draw:name="CurveSkewY" draw:style-name="gr1" draw:text-style-name="P1" draw:layer="layout" svg:width="4.999cm" svg:height="1.999cm" svg:viewBox="0 0 5000 2000" svg:d="M0 2000c0-2000 0-2000 5000-2000 0 2000-675 1000-2500 1000s-2500 1000-2500 1000z" draw:transform="skewY(-0.927295218002) translate(1cm 1cm)">
          <text:p/>
        </draw:path>
      </draw:page>
      <draw:page draw:name="matrixShearY_legacyRectangle" draw:style-name="dp1" draw:master-page-name="Default">
        <draw:rect draw:name="legacyRectangleMatrixShearY" draw:style-name="gr1" draw:text-style-name="P1" draw:layer="layout" svg:width="5cm" svg:height="2cm" draw:transform="matrix(1 2 0 1 1cm 1cm)">
          <text:p/>
        </draw:rect>
      </draw:page>
      <draw:page draw:name="matrixShearYPolygon" draw:style-name="dp1" draw:master-page-name="Default">
        <draw:polygon draw:name="PolygonMatrixShearY" draw:style-name="gr1" draw:text-style-name="P1" draw:layer="layout" svg:width="4.999cm" svg:height="1.999cm" svg:viewBox="0 0 5000 2000" draw:points="0,0 5000,0 5000,2000 0,2000" draw:transform="matrix(1 2 0 1 1cm 1cm)">
          <text:p/>
        </draw:polygon>
      </draw:page>
      <draw:page draw:name="matrixShearYCurve" draw:style-name="dp1" draw:master-page-name="Default">
        <draw:path draw:name="CurveMatrixShearY" draw:style-name="gr1" draw:text-style-name="P1" draw:layer="layout" svg:width="4.999cm" svg:height="1.999cm" svg:viewBox="0 0 5000 2000" svg:d="M0 2000c0-2000 0-2000 5000-2000 0 2000-675 1000-2500 1000s-2500 1000-2500 1000z" draw:transform="matrix(1 2 0 1 1cm 1cm)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S PGothic" svg:font-family="'MS PGothic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Regina Henschel</meta:initial-creator>
    <meta:creation-date>2020-01-03T13:33:12.698000000</meta:creation-date>
    <dc:date>2020-01-03T13:58:03.680000000</dc:date>
    <dc:creator>Regina Henschel</dc:creator>
    <meta:editing-duration>PT3M28S</meta:editing-duration>
    <meta:editing-cycles>1</meta:editing-cycles>
    <meta:document-statistic meta:object-count="4"/>
    <meta:generator>B_master/6.5.0.0.alpha0$Windows_X86_64 LibreOffice_project/83b1d4b750a275c1dc837e6caadcf8431b67096a</meta:generator>
  </office:meta>
</office:document-meta>
</file>